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ourier 10 Pitch" fo:font-size="9pt" style:font-size-asian="9pt" style:font-size-complex="9pt"/>
    </style:style>
    <style:style style:name="P7" style:family="paragraph" style:parent-style-name="Standard">
      <style:text-properties style:font-name="Courier 10 Pitch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style:font-name="Arial"/>
    </style:style>
    <style:style style:name="P9" style:family="paragraph" style:parent-style-name="Standard">
      <style:paragraph-properties fo:margin-left="1cm" fo:margin-right="0cm" fo:text-indent="0cm" style:auto-text-indent="false">
        <style:tab-stops/>
      </style:paragraph-properties>
      <style:text-properties style:font-name="Arial"/>
    </style:style>
    <style:style style:name="P10" style:family="paragraph" style:parent-style-name="Standard">
      <style:paragraph-properties fo:margin-left="2cm" fo:margin-right="0cm" fo:text-indent="0cm" style:auto-text-indent="false"/>
      <style:text-properties style:font-name="Arial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22pt" fo:font-weight="bold" style:font-size-asian="22pt" style:font-weight-asian="bold" style:font-size-complex="22pt" style:font-weight-complex="bold"/>
    </style:style>
    <style:style style:name="P12" style:family="paragraph" style:parent-style-name="Standard" style:master-page-name="Standard">
      <style:paragraph-properties style:page-number="auto"/>
      <style:text-properties style:font-name="Arial" fo:font-weight="bold" style:font-weight-asian="bold" style:font-weight-complex="bold"/>
    </style:style>
    <style:style style:name="P13" style:family="paragraph" style:parent-style-name="Standard" style:master-page-name="Landscape">
      <style:paragraph-properties style:page-number="auto"/>
      <style:text-properties style:font-name="Arial" fo:font-weight="bold" style:font-weight-asian="bold" style:font-weight-complex="bold"/>
    </style:style>
    <style:style style:name="P14" style:family="paragraph" style:parent-style-name="Standard">
      <style:text-properties style:font-name="Arial"/>
    </style:style>
    <style:style style:name="P15" style:family="paragraph" style:parent-style-name="Standard">
      <style:text-properties style:font-name="Arial" fo:font-size="12pt" officeooo:paragraph-rsid="00154f85" style:font-size-asian="12pt" style:font-size-complex="12pt"/>
    </style:style>
    <style:style style:name="P16" style:family="paragraph" style:parent-style-name="Standard">
      <style:text-properties style:font-name="Arial" officeooo:paragraph-rsid="00154f85"/>
    </style:style>
    <style:style style:name="P17" style:family="paragraph" style:parent-style-name="Standard">
      <style:text-properties style:font-name="Courier 10 Pitch" fo:font-size="9pt" style:font-size-asian="9pt" style:font-size-complex="9pt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ffffff" draw:opacity="0%"/>
      <style:paragraph-properties fo:text-align="center"/>
    </style:style>
    <style:style style:name="P23" style:family="paragraph">
      <loext:graphic-properties draw:opacity="0%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154f85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5cm" svg:stroke-color="#000000" draw:marker-start-width="0.381cm" draw:marker-end-width="0.381cm" draw:textarea-horizontal-align="center" draw:textarea-vertical-align="middle" fo:padding-top="0.012cm" fo:padding-bottom="0.012cm" fo:padding-left="0.012cm" fo:padding-right="0.012cm" style:run-through="foreground"/>
    </style:style>
    <style:style style:name="gr3" style:family="graphic">
      <style:graphic-properties svg:stroke-width="0.025cm" svg:stroke-color="#000000" draw:marker-start-width="0.381cm" draw:marker-end-width="0.381cm" draw:textarea-horizontal-align="center" draw:textarea-vertical-align="middle" fo:padding-top="0.012cm" fo:padding-bottom="0.012cm" fo:padding-left="0.012cm" fo:padding-right="0.012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/>
    </style:style>
    <style:style style:name="gr5" style:family="graphic">
      <style:graphic-properties svg:stroke-width="0.025cm" svg:stroke-color="#000000" draw:marker-start-width="0.381cm" draw:marker-end-width="0.381cm" draw:fill="solid" draw:fill-color="#000000" draw:textarea-horizontal-align="center" draw:textarea-vertical-align="middle" fo:padding-top="0.012cm" fo:padding-bottom="0.012cm" fo:padding-left="0.012cm" fo:padding-right="0.012cm" style:run-through="foreground"/>
    </style:style>
    <style:style style:name="gr6" style:family="graphic">
      <style:graphic-properties svg:stroke-color="#000000" draw:fill-color="#ffffff" draw:textarea-horizontal-align="center" draw:textarea-vertical-align="middle" style:run-through="foreground"/>
    </style:style>
    <style:style style:name="gr7" style:family="graphic">
      <style:graphic-properties svg:stroke-color="#000000"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1cm" svg:stroke-color="#000000" draw:marker-start-width="0.409cm" draw:marker-end-width="0.409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41cm" svg:stroke-color="#000000" draw:marker-start-width="0.409cm" draw:marker-end-width="0.409cm" draw:textarea-horizontal-align="center" draw:textarea-vertical-align="middle" fo:padding-top="0.019cm" fo:padding-bottom="0.019cm" fo:padding-left="0.019cm" fo:padding-right="0.019cm" style:run-through="foreground"/>
    </style:style>
    <style:style style:name="gr11" style:family="graphic">
      <style:graphic-properties svg:stroke-color="#000000" draw:fill-color="#ffffff" draw:opacity="0%" draw:textarea-horizontal-align="center" draw:textarea-vertical-align="middle" draw:shadow-opacity="0%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000000" draw:opacity="0%" draw:textarea-horizontal-align="center" draw:textarea-vertical-align="middle" draw:shadow-opacity="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PSC 240 <text:s/>Assignment 2</text:p>
      <text:p text:style-name="P4">Electric Circuits in Parallel</text:p>
      <text:p text:style-name="P1"/>
      <text:p text:style-name="P1"/>
      <text:p text:style-name="P3">Introduction</text:p>
      <text:p text:style-name="P1"/>
      <text:p text:style-name="P1">The purpose of this programming assignment is to learn how to use some of the instruction acting on the AVX component. <text:s/>The goal is not high performance and speed, but simply to learn about the newest component of the X86 processor.</text:p>
      <text:p text:style-name="P1"/>
      <text:p text:style-name="P1"/>
      <text:p text:style-name="P3">Background for the application</text:p>
      <text:p text:style-name="P1"/>
      <text:p text:style-name="P16">This assignment uses direct current circuits with four devices wired in parallel. <text:s/>An engineering schematic will show the following diagram.</text:p>
      <text:p text:style-name="P16"/>
      <text:p text:style-name="P16"><draw:g text:anchor-type="paragraph" draw:z-index="0" draw:style-name="gr1"><draw:line draw:style-name="gr2" draw:text-style-name="P18" svg:x1="5.948cm" svg:y1="0.35cm" svg:x2="5.648cm" svg:y2="0.071cm"><text:p/></draw:line><draw:line draw:style-name="gr2" draw:text-style-name="P18" svg:x1="5.948cm" svg:y1="0.353cm" svg:x2="5.648cm" svg:y2="0.57cm"><text:p/></draw:line></draw:g><draw:g text:anchor-type="paragraph" draw:z-index="1" draw:style-name="gr1"><draw:line draw:style-name="gr2" draw:text-style-name="P18" svg:x1="5.532cm" svg:y1="4.416cm" svg:x2="5.85cm" svg:y2="4.178cm"><text:p/></draw:line><draw:line draw:style-name="gr2" draw:text-style-name="P18" svg:x1="5.532cm" svg:y1="4.416cm" svg:x2="5.85cm" svg:y2="4.575cm"><text:p/></draw:line></draw:g><draw:g text:anchor-type="paragraph" draw:z-index="2" draw:style-name="gr1"><draw:line draw:style-name="gr2" draw:text-style-name="P18" svg:x1="11.489cm" svg:y1="0.368cm" svg:x2="11.224cm" svg:y2="0.13cm"><text:p/></draw:line><draw:line draw:style-name="gr2" draw:text-style-name="P18" svg:x1="11.489cm" svg:y1="0.351cm" svg:x2="11.224cm" svg:y2="0.635cm"><text:p/></draw:line></draw:g><draw:g text:anchor-type="paragraph" draw:z-index="3" draw:style-name="gr1"><draw:line draw:style-name="gr2" draw:text-style-name="P18" svg:x1="14.953cm" svg:y1="0.368cm" svg:x2="14.609cm" svg:y2="0.13cm"><text:p/></draw:line><draw:line draw:style-name="gr2" draw:text-style-name="P18" svg:x1="14.953cm" svg:y1="0.351cm" svg:x2="14.584cm" svg:y2="0.635cm"><text:p/></draw:line></draw:g><draw:g text:anchor-type="paragraph" draw:z-index="4" draw:style-name="gr1"><draw:line draw:style-name="gr2" draw:text-style-name="P18" svg:x1="8.128cm" svg:y1="4.417cm" svg:x2="8.393cm" svg:y2="4.205cm"><text:p/></draw:line><draw:line draw:style-name="gr2" draw:text-style-name="P18" svg:x1="8.128cm" svg:y1="4.416cm" svg:x2="8.419cm" svg:y2="4.654cm"><text:p/></draw:line></draw:g><draw:g text:anchor-type="paragraph" draw:z-index="6" draw:style-name="gr1"><draw:line draw:style-name="gr2" draw:text-style-name="P18" svg:x1="8.658cm" svg:y1="0.35cm" svg:x2="8.34cm" svg:y2="0.071cm"><text:p/></draw:line><draw:line draw:style-name="gr2" draw:text-style-name="P18" svg:x1="8.658cm" svg:y1="0.351cm" svg:x2="8.34cm" svg:y2="0.67cm"><text:p/></draw:line></draw:g><draw:line text:anchor-type="paragraph" draw:z-index="7" draw:style-name="gr3" draw:text-style-name="P18" svg:x1="4.353cm" svg:y1="0.349cm" svg:x2="16.399cm" svg:y2="0.349cm"><text:p/></draw:line><draw:g text:anchor-type="paragraph" draw:z-index="8" draw:style-name="gr1"><draw:g draw:style-name="gr4"><draw:line draw:style-name="gr5" draw:text-style-name="P19" svg:x1="4.08cm" svg:y1="1.859cm" svg:x2="4.609cm" svg:y2="1.859cm"><text:p/></draw:line><draw:line draw:style-name="gr5" draw:text-style-name="P19" svg:x1="4.186cm" svg:y1="2.362cm" svg:x2="4.504cm" svg:y2="2.362cm"><text:p/></draw:line><draw:line draw:style-name="gr5" draw:text-style-name="P19" svg:x1="4.159cm" svg:y1="2.018cm" svg:x2="4.503cm" svg:y2="2.018cm"><text:p/></draw:line><draw:line draw:style-name="gr5" draw:text-style-name="P19" svg:x1="4.08cm" svg:y1="2.178cm" svg:x2="4.609cm" svg:y2="2.178cm"><text:p/></draw:line></draw:g><draw:line draw:style-name="gr2" draw:text-style-name="P18" svg:x1="4.334cm" svg:y1="1.861cm" svg:x2="4.353cm" svg:y2="0.349cm"><text:p/></draw:line><draw:line draw:style-name="gr2" draw:text-style-name="P18" svg:x1="4.334cm" svg:y1="2.362cm" svg:x2="4.334cm" svg:y2="4.415cm"><text:p/></draw:line><draw:line draw:style-name="gr2" draw:text-style-name="P18" svg:x1="4.334cm" svg:y1="4.417cm" svg:x2="16.452cm" svg:y2="4.417cm"><text:p/></draw:line><draw:g draw:style-name="gr4"><draw:line draw:style-name="gr2" draw:text-style-name="P18" svg:x1="7.324cm" svg:y1="1.854cm" svg:x2="7.006cm" svg:y2="2.039cm"><text:p/></draw:line><draw:line draw:style-name="gr2" draw:text-style-name="P18" svg:x1="7.324cm" svg:y1="2.263cm" svg:x2="7.006cm" svg:y2="2.448cm"><text:p/></draw:line><draw:line draw:style-name="gr2" draw:text-style-name="P18" svg:x1="7.351cm" svg:y1="2.669cm" svg:x2="7.033cm" svg:y2="2.854cm"><text:p/></draw:line><draw:line draw:style-name="gr2" draw:text-style-name="P18" svg:x1="7.324cm" svg:y1="2.261cm" svg:x2="6.98cm" svg:y2="2.039cm"><text:p/></draw:line><draw:line draw:style-name="gr2" draw:text-style-name="P18" svg:x1="7.35cm" svg:y1="2.67cm" svg:x2="7.006cm" svg:y2="2.448cm"><text:p/></draw:line><draw:line draw:style-name="gr2" draw:text-style-name="P18" svg:x1="7.033cm" svg:y1="2.854cm" svg:x2="7.181cm" svg:y2="3.007cm"><text:p/></draw:line><draw:line draw:style-name="gr2" draw:text-style-name="P18" svg:x1="7.128cm" svg:y1="1.711cm" svg:x2="7.324cm" svg:y2="1.854cm"><text:p/></draw:line></draw:g><draw:g draw:style-name="gr4"><draw:line draw:style-name="gr2" draw:text-style-name="P18" svg:x1="10.113cm" svg:y1="1.822cm" svg:x2="9.795cm" svg:y2="2.007cm"><text:p/></draw:line><draw:line draw:style-name="gr2" draw:text-style-name="P18" svg:x1="10.113cm" svg:y1="2.231cm" svg:x2="9.795cm" svg:y2="2.416cm"><text:p/></draw:line><draw:line draw:style-name="gr2" draw:text-style-name="P18" svg:x1="10.138cm" svg:y1="2.638cm" svg:x2="9.82cm" svg:y2="2.823cm"><text:p/></draw:line><draw:line draw:style-name="gr2" draw:text-style-name="P18" svg:x1="10.114cm" svg:y1="2.231cm" svg:x2="9.77cm" svg:y2="2.009cm"><text:p/></draw:line><draw:line draw:style-name="gr2" draw:text-style-name="P18" svg:x1="10.139cm" svg:y1="2.637cm" svg:x2="9.795cm" svg:y2="2.415cm"><text:p/></draw:line><draw:line draw:style-name="gr2" draw:text-style-name="P18" svg:x1="9.82cm" svg:y1="2.822cm" svg:x2="9.968cm" svg:y2="2.975cm"><text:p/></draw:line><draw:line draw:style-name="gr2" draw:text-style-name="P18" svg:x1="9.917cm" svg:y1="1.679cm" svg:x2="10.113cm" svg:y2="1.822cm"><text:p/></draw:line></draw:g><draw:g draw:style-name="gr4"><draw:line draw:style-name="gr2" draw:text-style-name="P18" svg:x1="13.126cm" svg:y1="1.769cm" svg:x2="12.808cm" svg:y2="1.954cm"><text:p/></draw:line><draw:line draw:style-name="gr2" draw:text-style-name="P18" svg:x1="13.126cm" svg:y1="2.178cm" svg:x2="12.808cm" svg:y2="2.363cm"><text:p/></draw:line><draw:line draw:style-name="gr2" draw:text-style-name="P18" svg:x1="13.156cm" svg:y1="2.584cm" svg:x2="12.838cm" svg:y2="2.769cm"><text:p/></draw:line><draw:line draw:style-name="gr2" draw:text-style-name="P18" svg:x1="13.129cm" svg:y1="2.178cm" svg:x2="12.785cm" svg:y2="1.956cm"><text:p/></draw:line><draw:line draw:style-name="gr2" draw:text-style-name="P18" svg:x1="13.152cm" svg:y1="2.584cm" svg:x2="12.808cm" svg:y2="2.362cm"><text:p/></draw:line><draw:line draw:style-name="gr2" draw:text-style-name="P18" svg:x1="12.838cm" svg:y1="2.771cm" svg:x2="12.986cm" svg:y2="2.924cm"><text:p/></draw:line><draw:line draw:style-name="gr2" draw:text-style-name="P18" svg:x1="12.933cm" svg:y1="1.628cm" svg:x2="13.129cm" svg:y2="1.771cm"><text:p/></draw:line></draw:g><draw:line draw:style-name="gr2" draw:text-style-name="P18" svg:x1="7.128cm" svg:y1="1.712cm" svg:x2="7.128cm" svg:y2="0.349cm"><text:p/></draw:line><draw:line draw:style-name="gr2" draw:text-style-name="P18" svg:x1="9.917cm" svg:y1="1.712cm" svg:x2="9.935cm" svg:y2="0.349cm"><text:p/></draw:line><draw:line draw:style-name="gr2" draw:text-style-name="P18" svg:x1="16.399cm" svg:y1="1.632cm" svg:x2="16.41cm" svg:y2="0.367cm"><text:p/></draw:line><draw:g draw:style-name="gr4"><draw:line draw:style-name="gr2" draw:text-style-name="P18" svg:x1="16.585cm" svg:y1="1.727cm" svg:x2="16.267cm" svg:y2="1.912cm"><text:p/></draw:line><draw:line draw:style-name="gr2" draw:text-style-name="P18" svg:x1="16.585cm" svg:y1="2.136cm" svg:x2="16.267cm" svg:y2="2.321cm"><text:p/></draw:line><draw:line draw:style-name="gr2" draw:text-style-name="P18" svg:x1="16.611cm" svg:y1="2.542cm" svg:x2="16.293cm" svg:y2="2.727cm"><text:p/></draw:line><draw:line draw:style-name="gr2" draw:text-style-name="P18" svg:x1="16.581cm" svg:y1="2.134cm" svg:x2="16.237cm" svg:y2="1.912cm"><text:p/></draw:line><draw:line draw:style-name="gr2" draw:text-style-name="P18" svg:x1="16.611cm" svg:y1="2.543cm" svg:x2="16.267cm" svg:y2="2.321cm"><text:p/></draw:line><draw:line draw:style-name="gr2" draw:text-style-name="P18" svg:x1="16.293cm" svg:y1="2.727cm" svg:x2="16.441cm" svg:y2="2.88cm"><text:p/></draw:line><draw:line draw:style-name="gr2" draw:text-style-name="P18" svg:x1="16.387cm" svg:y1="1.584cm" svg:x2="16.583cm" svg:y2="1.727cm"><text:p/></draw:line></draw:g><draw:line draw:style-name="gr2" draw:text-style-name="P18" svg:x1="16.452cm" svg:y1="4.417cm" svg:x2="16.452cm" svg:y2="2.882cm"><text:p/></draw:line><draw:line draw:style-name="gr2" draw:text-style-name="P18" svg:x1="12.922cm" svg:y1="1.632cm" svg:x2="12.933cm" svg:y2="0.367cm"><text:p/></draw:line><draw:line draw:style-name="gr2" draw:text-style-name="P18" svg:x1="13.023cm" svg:y1="4.417cm" svg:x2="12.986cm" svg:y2="2.882cm"><text:p/></draw:line><draw:line draw:style-name="gr2" draw:text-style-name="P18" svg:x1="9.996cm" svg:y1="4.415cm" svg:x2="9.97cm" svg:y2="2.96cm"><text:p/></draw:line><draw:line draw:style-name="gr2" draw:text-style-name="P18" svg:x1="7.207cm" svg:y1="4.415cm" svg:x2="7.181cm" svg:y2="2.96cm"><text:p/></draw:line><draw:g draw:style-name="gr4"><draw:line draw:style-name="gr2" draw:text-style-name="P18" svg:x1="7.14cm" svg:y1="1.189cm" svg:x2="7.309cm" svg:y2="0.924cm"><text:p/></draw:line><draw:line draw:style-name="gr2" draw:text-style-name="P18" svg:x1="7.128cm" svg:y1="1.189cm" svg:x2="6.964cm" svg:y2="0.924cm"><text:p/></draw:line></draw:g><draw:g draw:style-name="gr4"><draw:line draw:style-name="gr2" draw:text-style-name="P18" svg:x1="9.927cm" svg:y1="1.055cm" svg:x2="10.086cm" svg:y2="0.843cm"><text:p/></draw:line><draw:line draw:style-name="gr2" draw:text-style-name="P18" svg:x1="9.928cm" svg:y1="1.055cm" svg:x2="9.716cm" svg:y2="0.843cm"><text:p/></draw:line></draw:g><draw:g draw:style-name="gr4"><draw:line draw:style-name="gr2" draw:text-style-name="P18" svg:x1="16.408cm" svg:y1="1.189cm" svg:x2="16.17cm" svg:y2="0.924cm"><text:p/></draw:line><draw:line draw:style-name="gr2" draw:text-style-name="P18" svg:x1="16.411cm" svg:y1="1.189cm" svg:x2="16.596cm" svg:y2="0.924cm"><text:p/></draw:line></draw:g><draw:g draw:style-name="gr4"><draw:line draw:style-name="gr2" draw:text-style-name="P18" svg:x1="14.609cm" svg:y1="4.417cm" svg:x2="14.9cm" svg:y2="4.071cm"><text:p/></draw:line><draw:line draw:style-name="gr2" draw:text-style-name="P18" svg:x1="14.609cm" svg:y1="4.417cm" svg:x2="14.817cm" svg:y2="4.655cm"><text:p/></draw:line></draw:g><draw:g draw:style-name="gr4"><draw:line draw:style-name="gr2" draw:text-style-name="P18" svg:x1="12.933cm" svg:y1="0.949cm" svg:x2="13.155cm" svg:y2="0.711cm"><text:p/></draw:line><draw:line draw:style-name="gr2" draw:text-style-name="P18" svg:x1="12.922cm" svg:y1="0.951cm" svg:x2="12.679cm" svg:y2="0.686cm"><text:p/></draw:line></draw:g><draw:g draw:style-name="gr4"><draw:ellipse draw:style-name="gr6" draw:text-style-name="P20" svg:width="0.698cm" svg:height="0.798cm" svg:x="2.161cm" svg:y="1.665cm"><text:p text:style-name="P18">V</text:p></draw:ellipse><draw:line draw:style-name="gr7" draw:text-style-name="P18" svg:x1="2.561cm" svg:y1="1.166cm" svg:x2="2.561cm" svg:y2="1.665cm"><text:p/></draw:line><draw:line draw:style-name="gr7" draw:text-style-name="P18" svg:x1="2.561cm" svg:y1="1.166cm" svg:x2="4.335cm" svg:y2="1.168cm"><text:p/></draw:line><draw:line draw:style-name="gr7" draw:text-style-name="P18" svg:x1="2.561cm" svg:y1="2.462cm" svg:x2="2.561cm" svg:y2="2.861cm"><text:p/></draw:line><draw:line draw:style-name="gr7" draw:text-style-name="P18" svg:x1="2.561cm" svg:y1="2.861cm" svg:x2="4.335cm" svg:y2="2.861cm"><text:p/></draw:line></draw:g></draw:g></text:p>
      <text:p text:style-name="P16"><draw:line text:anchor-type="paragraph" draw:z-index="10" draw:style-name="gr9" draw:text-style-name="P18" svg:x1="4.253cm" svg:y1="0.482cm" svg:x2="3.953cm" svg:y2="0.482cm"><text:p/></draw:line></text:p>
      <text:p text:style-name="P16"><draw:frame text:anchor-type="paragraph" draw:z-index="9" draw:style-name="gr8" draw:text-style-name="P21" svg:width="0.699cm" svg:height="0.599cm" svg:x="1.462cm" svg:y="0.093cm"><draw:text-box><text:p text:style-name="P18">E</text:p></draw:text-box></draw:frame></text:p>
      <text:p text:style-name="P16"/>
      <text:p text:style-name="P16"/>
      <text:p text:style-name="P16"/>
      <text:p text:style-name="P16"><draw:g text:anchor-type="paragraph" draw:z-index="11" draw:style-name="gr1"><draw:line draw:style-name="gr10" draw:text-style-name="P18" svg:x1="3.854cm" svg:y1="0.24cm" svg:x2="4.253cm" svg:y2="0.24cm"><text:p/></draw:line><draw:line draw:style-name="gr10" draw:text-style-name="P18" svg:x1="4.053cm" svg:y1="0.44cm" svg:x2="4.053cm" svg:y2="0.041cm"><text:p/></draw:line></draw:g></text:p>
      <text:p text:style-name="P16"/>
      <text:p text:style-name="P16"><draw:g text:anchor-type="paragraph" draw:z-index="5" draw:style-name="gr1"><draw:line draw:style-name="gr2" draw:text-style-name="P18" svg:x1="11.065cm" svg:y1="0.522cm" svg:x2="11.33cm" svg:y2="0.176cm"><text:p/></draw:line><draw:line draw:style-name="gr2" draw:text-style-name="P18" svg:x1="11.065cm" svg:y1="0.522cm" svg:x2="11.33cm" svg:y2="0.76cm"><text:p/></draw:line></draw:g></text:p>
      <text:p text:style-name="P16"/>
      <text:p text:style-name="P15"/>
      <text:p text:style-name="P15">(This is the electron flow diagram – not the conventional flow diagram.)</text:p>
      <text:p text:style-name="P15"/>
      <text:p text:style-name="P16"><text:span text:style-name="T3">The symb</text:span>ol on the far left is voltmeter that reads the voltage E produced by the source.</text:p>
      <text:p text:style-name="P16"/>
      <text:p text:style-name="P16">The symbol slightly right of the voltmeter is a source (battery, generator, wind mill, etc).</text:p>
      <text:p text:style-name="P16"/>
      <text:p text:style-name="P16">A zigzag symbol represents a consuming device (light bulb, coffee maker, personal computer, clock, microwave oven, etc). <text:s/>The electrical engineers will use the generic name 'resistor” for all such devices.</text:p>
      <text:p text:style-name="P16"/>
      <text:p text:style-name="P16"/>
      <text:p text:style-name="P1"/>
      <text:p text:style-name="P1"/>
      <text:p text:style-name="P3">The application</text:p>
      <text:p text:style-name="P1"/>
      <text:p text:style-name="P1">Make an X86 program that will input data about the four-device direct current parallel circuit and compute other missing data. <text:s/>The purpose of this assignment is not to learn about electricity, but to experience vector processing in your software. <text:s/>The sample session below will illustrate the interaction between the cpu and the human.</text:p>
      <text:p text:style-name="P1"/>
      <text:p text:style-name="Standard"/>
      <text:p text:style-name="P13">Sample run</text:p>
      <text:p text:style-name="P6"/>
      <text:p text:style-name="P6">Welcome to Electric Circuit Processing by Larry Spivak.</text:p>
      <text:p text:style-name="P6"><draw:rect text:anchor-type="paragraph" draw:z-index="12" draw:style-name="gr11" draw:text-style-name="P22" svg:width="23.602cm" svg:height="6.88cm" svg:x="-0.321cm" svg:y="0.166cm"><text:p/></draw:rect></text:p>
      <text:p text:style-name="P6">This program will help analyze direct current circuits configured in parallel.</text:p>
      <text:p text:style-name="P6">Please enter the voltage of the entire circuit in volts: <text:s/>24.0</text:p>
      <text:p text:style-name="P6">Enter the power consumption of device 1 (watts): <text:s/>5.0</text:p>
      <text:p text:style-name="P6">Enter the power consumption of device 2 (watts): <text:s/>8.0</text:p>
      <text:p text:style-name="P6">Enter the power consumption of device 3 (watts): <text:s/>2.0</text:p>
      <text:p text:style-name="P6">Enter the power consumption of device 4 (watts): <text:s/>6.0</text:p>
      <text:p text:style-name="P6"/>
      <text:p text:style-name="P6">Thank you. <text:s/>The computations have completed with the following results.</text:p>
      <text:p text:style-name="P6"/>
      <text:p text:style-name="P6">Circuit total voltage: 24.000000000000000000 V</text:p>
      <text:p text:style-name="P6">Device number: <text:s text:c="12"/>1 <text:s text:c="22"/>2 <text:s text:c="23"/>3 <text:s text:c="20"/>4</text:p>
      <text:p text:style-name="P6">Power (watts): <text:s text:c="3"/>5.000000000000000000 <text:s text:c="3"/>8.000000000000000000 <text:s text:c="3"/>2.0000000000000000 <text:s text:c="4"/>6.000000000000000000</text:p>
      <text:p text:style-name="P6">Current (amps): <text:s text:c="2"/>0.208333333333333333 <text:s text:c="3"/>0.333333333333333333 <text:s text:c="3"/>0.0833333333333333 <text:s text:c="4"/>0.250000000000000000</text:p>
      <text:p text:style-name="P6"/>
      <text:p text:style-name="P6">Total current in the circuit is 0.875000000000000000 amps.</text:p>
      <text:p text:style-name="P6">Total power in the circuit is 21.000000000000000000 watts</text:p>
      <text:p text:style-name="P6">The analyzer program will now return the total power to the driver.</text:p>
      <text:p text:style-name="P6"/>
      <text:p text:style-name="P6">The driver received this number: <text:s/>21.000000000000000000.</text:p>
      <text:p text:style-name="P6">The driver will now return 0 to the operating system. <text:s/>Have a nice day.</text:p>
      <text:p text:style-name="P6"/>
      <text:p text:style-name="P5">Sample run – alternate acceptable format</text:p>
      <text:p text:style-name="P7"/>
      <text:p text:style-name="P6">Welcome to Electric Circuit Processing by Larry Spivak.</text:p>
      <text:p text:style-name="P6"><draw:rect text:anchor-type="paragraph" draw:z-index="13" draw:style-name="gr12" draw:text-style-name="P23" svg:width="22.543cm" svg:height="5.742cm" svg:x="-0.109cm" svg:y="0.166cm"><text:p/></draw:rect></text:p>
      <text:p text:style-name="P6">This program will help analyze direct current circuits configured in parallel.</text:p>
      <text:p text:style-name="P6">Please enter the voltage of the entire circuit in volts: <text:s/>24.0</text:p>
      <text:p text:style-name="P6">Enter the power of 4 devices (watts) separated by space and press enter: 5.0 <text:s/>8.0 <text:s/>2.0 <text:s/>6.0</text:p>
      <text:p text:style-name="P6"/>
      <text:p text:style-name="P6">Thank you. <text:s/>The computations have completed with the following results.</text:p>
      <text:p text:style-name="P6"/>
      <text:p text:style-name="P6">Circuit total voltage: 24.000000000000000000 V</text:p>
      <text:p text:style-name="P6">Device number: <text:s text:c="12"/>1 <text:s text:c="22"/>2 <text:s text:c="23"/>3 <text:s text:c="20"/>4</text:p>
      <text:p text:style-name="P6">Power (watts): <text:s text:c="3"/>5.000000000000000000 <text:s text:c="3"/>8.000000000000000000 <text:s text:c="3"/>2.0000000000000000 <text:s text:c="4"/>6.000000000000000000</text:p>
      <text:p text:style-name="P6">Current (amps): <text:s text:c="2"/>0.208333333333333333 <text:s text:c="3"/>0.333333333333333333 <text:s text:c="3"/>0.0833333333333333 <text:s text:c="4"/>0.250000000000000000</text:p>
      <text:p text:style-name="P6"/>
      <text:p text:style-name="P6">Total current in the circuit is 0.875000000000000000 amps.</text:p>
      <text:p text:style-name="P6">Total power in the circuit is 21.000000000000000000 watts</text:p>
      <text:p text:style-name="P6">The analyzer program will now return the total power to the driver.</text:p>
      <text:p text:style-name="P6"/>
      <text:p text:style-name="P6">The driver received this number: <text:s/>21.000000000000000000.</text:p>
      <text:p text:style-name="P7">The driver will now return 0 to the operating system. <text:s/>Have a nice day.</text:p>
      <text:p text:style-name="P7"/>
      <text:p text:style-name="P12">General comments about the session</text:p>
      <text:p text:style-name="P1"/>
      <text:p text:style-name="P1">Replace the fake name with your own name.</text:p>
      <text:p text:style-name="P1"/>
      <text:p text:style-name="P1">All numbers in this assignment are floating point numbers. <text:s/>If the input value is a floating number that happens to have no fractional part then you should still enter it as a float number. <text:s/>For instance, if the input value is 7.0 then you should enter “7.0”. <text:s text:c="2"/>If you did input integer 7 scanf will take the time to do a conversion to 7.0. <text:s/>Be aware that converting integer 7 to float 7.0 is a lot of computing time. <text:s/>Integer 7 in hex does not look anything like 7.0 in hex. <text:s/>So, be nice to your machine by entering all numbers as float numbers.</text:p>
      <text:p text:style-name="P1"/>
      <text:p text:style-name="P1">An after thought regarding the previous paragraph: even if you do input a float number like 8.5 then scanf still has to convert the ascii string “8.5” to hex, which is again a lot of work.</text:p>
      <text:p text:style-name="P1"/>
      <text:p text:style-name="P1">As a general rule throughout this course all 64-bit floating point numbers must be outputted with 18 decimal digits on the right of the decimal point.</text:p>
      <text:p text:style-name="P1"/>
      <text:p text:style-name="P1">The first line and the last two lines are outputted by the driver program.</text:p>
      <text:p text:style-name="P1"/>
      <text:p text:style-name="P3">Hints for the computational algorithm</text:p>
      <text:p text:style-name="P1"/>
      <text:p text:style-name="P1">Notation from the electrical engineers:</text:p>
      <text:p text:style-name="P8">V = voltage measured in volts (V)</text:p>
      <text:p text:style-name="P8">P = power measured in watts (W)</text:p>
      <text:p text:style-name="P8">I = current measured in amps (A)</text:p>
      <text:p text:style-name="P8">R = resistance measured in ohms (Ω)</text:p>
      <text:p text:style-name="P1"/>
      <text:p text:style-name="P1">The electrical scientists say that the emf (electromagnetic force) on a circuit is the potential for the circuit to do work. <text:s/>Sometimes they use the term “potential difference” to describe the force in the circuit. <text:s/>The standard unit of measure of the emf in a circuit is the volt (V).</text:p>
      <text:p text:style-name="P1"/>
      <text:p text:style-name="P1">In the past scientists have found equations that apply to electricity. <text:s/>Here are two famous laws expressed mathematically.</text:p>
      <text:p text:style-name="P1"/>
      <text:p text:style-name="P10">Ohm's law: <text:s/>V = I*R</text:p>
      <text:p text:style-name="P10">Someone else's law: <text:s text:c="2"/>P = I*V</text:p>
      <text:p text:style-name="P1"/>
      <text:p text:style-name="P1">To help you get started here is a first draft of a plan. <text:s/>It will need some refinement, but at least it is a starting place.</text:p>
      <text:p text:style-name="P1"/>
      <text:p text:style-name="P1">0. <text:s/>Show the welcome message.</text:p>
      <text:p text:style-name="P1"/>
      <text:p text:style-name="P1">1. <text:s/>Input the voltage and store the voltage 4 times in one high-numbered ymm vector register.</text:p>
      <text:p text:style-name="P1"/>
      <text:p text:style-name="P1">2. <text:s/>Input the four power values.</text:p>
      <text:p text:style-name="P1"/>
      <text:p text:style-name="P1">3. <text:s/>Store the four powers in a high-numbered ymm vector register: one power value in component of the register.</text:p>
      <text:p text:style-name="P1"/>
      <text:p text:style-name="P1"><text:soft-page-break/>4. <text:s/>Divide the power vector by the voltage vector giving a vector of currents.</text:p>
      <text:p text:style-name="P1"/>
      <text:p text:style-name="P1">5. <text:s/>Output “Total circuit voltage is …......”</text:p>
      <text:p text:style-name="P1"/>
      <text:p text:style-name="P1">6. <text:s/>Output “Device number <text:s text:c="10"/>1 <text:s text:c="16"/>2 <text:s text:c="18"/>3 <text:s text:c="21"/>4” .</text:p>
      <text:p text:style-name="P1"/>
      <text:p text:style-name="P1">7. <text:s/>Output the original inputs:</text:p>
      <text:p text:style-name="P1"><text:s text:c="13"/>“Power (watts): <text:s/>5.000000000000000000 <text:s text:c="2"/>8.000000000000000000 <text:s/>….... “</text:p>
      <text:p text:style-name="P1"/>
      <text:p text:style-name="P1">8. <text:s/>Output the computed current:</text:p>
      <text:p text:style-name="P1"><text:s text:c="14"/>“Current (amps): <text:s text:c="2"/>0.208333333333333333 <text:s text:c="3"/>0.333333333333333333 …......... <text:s/>“</text:p>
      <text:p text:style-name="P1"/>
      <text:p text:style-name="P1">9. <text:s/>Add the four currents from the 4 sub-circuits to obtain the current of the entire circuit.</text:p>
      <text:p text:style-name="P1"/>
      <text:p text:style-name="P1">10. <text:s/>Output the total current of entire circuit.</text:p>
      <text:p text:style-name="P1"/>
      <text:p text:style-name="P1">11. <text:s/>Compute the total power of the circuit.</text:p>
      <text:p text:style-name="P1"/>
      <text:p text:style-name="P1">12 <text:s/>Output the total power of the circuit.</text:p>
      <text:p text:style-name="P1"/>
      <text:p text:style-name="P1">13. <text:s/>Output the information that the analyzer will return to the caller.</text:p>
      <text:p text:style-name="P1"/>
      <text:p text:style-name="P1">14. <text:s/>Copy the total current to a place where the driver can obtain a copy.</text:p>
      <text:p text:style-name="P1"/>
      <text:p text:style-name="P1">15. <text:s/>Execute the return instruction.</text:p>
      <text:p text:style-name="P1"/>
      <text:p text:style-name="P1">16. <text:s/>The driver will output the total current in the circuit without really knowing the meaning of that number. <text:s/>After all, the driver is not part of the solution.</text:p>
      <text:p text:style-name="P1"/>
      <text:p text:style-name="P1">End of preliminary design of the algorithm</text:p>
      <text:p text:style-name="P1"/>
      <text:p text:style-name="P1"/>
      <text:p text:style-name="P3">Continuing source code requirements</text:p>
      <text:p text:style-name="P1"/>
      <text:p text:style-name="P1">In Assignment 1 there was a large section titled “Requirements for Style and Structure”. <text:s/>Those rules apply to all assignments of this course. <text:s/>All programs during this semester have to have the same structure and the same style. <text:s/>Do refer back to that section of Assignment 1.</text:p>
      <text:p text:style-name="P1"/>
      <text:p text:style-name="P1">In the document “CPSC 240 Lecture 1” there is a diagram in the section titled “Global structure of a standard x86 source module”. <text:s/>Your X86 programs must adhere to the structure in that diagram.</text:p>
      <text:p text:style-name="P1"/>
      <text:p text:style-name="P1">There are no integers in this program. <text:s/>All floats must be 64-bit floats – no 80-bit floats, no 32-bit floats.</text:p>
      <text:p text:style-name="P1"/>
      <text:p text:style-name="P1"/>
      <text:p text:style-name="P3">Test data [There are no integer data in this program.]</text:p>
      <text:p text:style-name="P1"/>
      <text:p text:style-name="P1">The units V and W are for informational purposes only. <text:s/>Do not enter the V or the W.</text:p>
      <text:p text:style-name="P1"><text:soft-page-break/></text:p>
      <text:p text:style-name="P1">The first number of a test set is the voltage at the electric source. <text:s/>The next four numbers are the power consumption of the four devices measured in watts, of course.</text:p>
      <text:p text:style-name="P1"/>
      <text:p text:style-name="P1">Circuit #1. <text:s/>[Use the data of the sample session.]</text:p>
      <text:p text:style-name="P1"/>
      <text:p text:style-name="P1">24.0 V</text:p>
      <text:p text:style-name="P1">5.0 W</text:p>
      <text:p text:style-name="P1">8.0 W</text:p>
      <text:p text:style-name="P1">2.0 W</text:p>
      <text:p text:style-name="P1">6.0 W</text:p>
      <text:p text:style-name="P1"/>
      <text:p text:style-name="P1"/>
      <text:p text:style-name="P1">Circuit #2.</text:p>
      <text:p text:style-name="P1"/>
      <text:p text:style-name="P1">120.0 V</text:p>
      <text:p text:style-name="P1">32.0 W</text:p>
      <text:p text:style-name="P1">60.0 W</text:p>
      <text:p text:style-name="P1">75.0 W</text:p>
      <text:p text:style-name="P1">40.0 W</text:p>
      <text:p text:style-name="P1"/>
      <text:p text:style-name="P1"/>
      <text:p text:style-name="P1">Circuit #3</text:p>
      <text:p text:style-name="P1"/>
      <text:p text:style-name="P1">133.5 V</text:p>
      <text:p text:style-name="P1">50.0 W</text:p>
      <text:p text:style-name="P1">90.0 W</text:p>
      <text:p text:style-name="P1">75.0 W</text:p>
      <text:p text:style-name="P1">0.0 <text:s text:c="2"/>W <text:s text:c="2"/>[There is no power in the 4<text:span text:style-name="T2">th</text:span> subcircuit.]</text:p>
      <text:p text:style-name="P1"/>
      <text:p text:style-name="P1"/>
      <text:p text:style-name="P1">Circuit #4</text:p>
      <text:p text:style-name="P1"/>
      <text:p text:style-name="P1">1120.0 V</text:p>
      <text:p text:style-name="P1">62.55 <text:s/>W</text:p>
      <text:p text:style-name="P1">25.58 <text:s/>W</text:p>
      <text:p text:style-name="P1">25.93 <text:s/>W</text:p>
      <text:p text:style-name="P1">75.28 <text:s/>W</text:p>
      <text:p text:style-name="P1"/>
      <text:p text:style-name="P1"/>
      <text:p text:style-name="P1">Circuit #5</text:p>
      <text:p text:style-name="P1"/>
      <text:p text:style-name="P1">480.0 <text:s/>V</text:p>
      <text:p text:style-name="P1">150.3 <text:s/>W</text:p>
      <text:p text:style-name="P1">120.3 <text:s/>W</text:p>
      <text:p text:style-name="P1">140.3 <text:s/>W</text:p>
      <text:p text:style-name="P1">12.3 <text:s text:c="2"/>W</text:p>
      <text:p text:style-name="P1"/>
      <text:p text:style-name="P1"/>
      <text:p text:style-name="P1"><text:soft-page-break/>Circuit #6</text:p>
      <text:p text:style-name="P1"/>
      <text:p text:style-name="P1">24.4 <text:s/>V</text:p>
      <text:p text:style-name="P1">8.2 <text:s/>W</text:p>
      <text:p text:style-name="P1">9.5 <text:s/>W</text:p>
      <text:p text:style-name="P1">3.6 <text:s/>W</text:p>
      <text:p text:style-name="P1">4.75 <text:s/>W</text:p>
      <text:p text:style-name="P1"/>
      <text:p text:style-name="P1"/>
      <text:p text:style-name="P1">Circuit #7</text:p>
      <text:p text:style-name="P1"/>
      <text:p text:style-name="P1">27.7 <text:s/>V</text:p>
      <text:p text:style-name="P1">2.55 <text:s/>W</text:p>
      <text:p text:style-name="P1">3.72 <text:s/>W</text:p>
      <text:p text:style-name="P1">1.884 <text:s/>W</text:p>
      <text:p text:style-name="P1">9.079 <text:s/>W</text:p>
      <text:p text:style-name="P1"/>
      <text:p text:style-name="P1"/>
      <text:p text:style-name="P3">Get credit for your work</text:p>
      <text:p text:style-name="P1"/>
      <text:p text:style-name="P1">Prepare a packet containing the following in the order given below.</text:p>
      <text:p text:style-name="P1"/>
      <text:p text:style-name="P1">1. <text:s/>Cover sheet in portrait. <text:s/>Design a cover sheet that includes the six mandatory ID comments required in every file of source code plus a seventh item. <text:s/>For those who do not read the posted source files the mandatory ID items are:</text:p>
      <text:p text:style-name="P9">a. <text:s/>Your name as author</text:p>
      <text:p text:style-name="P9">b. <text:s/>Your email address, which may be different from the email address provided by CSUF</text:p>
      <text:p text:style-name="P9">c. <text:s/>The course identifier: <text:s/>in this case it is “CPSC240”.</text:p>
      <text:p text:style-name="P9">d. <text:s/>The assignment number: in this case it is “Assignment 2”.</text:p>
      <text:p text:style-name="P9">e. <text:s/>The due date: in this case it is “201<text:span text:style-name="T4">5</text:span>-September-<text:span text:style-name="T4">9</text:span> <text:span text:style-name="T4">(or 10)”.</text:span></text:p>
      <text:p text:style-name="P9">f. <text:s text:c="2"/>A short title for Assignment 2. <text:s/>You create a 3 or 4 or 5 <text:span text:style-name="T4">or 6 </text:span>word title.</text:p>
      <text:p text:style-name="P9">g. <text:s/>The university acronym: <text:s/>in this case it is “CSUF”</text:p>
      <text:p text:style-name="P16">You arrange all of the above in an orderly fashion to form a cover page. <text:s/>There are seven items to place on the cover sheet. <text:s/><text:span text:style-name="T4">Yes, you have to include all seven items.</text:span></text:p>
      <text:p text:style-name="P1"/>
      <text:p text:style-name="P1">2. <text:s/>The driver source program. <text:s/>Print it in landscape with monospaced font of size 7. <text:s/>Do not wrap a single line of text with that file.</text:p>
      <text:p text:style-name="P1"/>
      <text:p text:style-name="P1">3. <text:s/>The X86 main assembly program. <text:s/>Print it in landscape with monospaced font of size 7. <text:s/>Do not wrap a single line of text.</text:p>
      <text:p text:style-name="P1"/>
      <text:p text:style-name="P1">4. <text:s/>A capture of the outputs created by execution of your program each time using one of the required sets of test data.</text:p>
      <text:p text:style-name="P1"/>
      <text:p text:style-name="P1">5. <text:s/>A listing of the names, sizes, and dates of all the files related to this assignment. <text:s/>Navigate in the shell to the folder containing the files for assignment 2. <text:s/>Use the command “ls -l”. <text:s/>Capture the resulting screen for printing. <text:s/>That printed document becomes the fourth item in your packet. <text:s/>This listing of file data may be printed in either landscape or portrait.</text:p>
      <text:p text:style-name="P1"/>
      <text:p text:style-name="P1"><text:soft-page-break/></text:p>
      <text:p text:style-name="P1">Bring your packet to class on the designated due date and submit it to the instructor.</text:p>
      <text:p text:style-name="P1"/>
      <text:p text:style-name="P1"/>
      <text:p text:style-name="P1"/>
      <text:p text:style-name="P1"><text:span text:style-name="T1">Due date</text:span>: <text:s/>201<text:span text:style-name="T4">5</text:span>-Sep <text:s/><text:span text:style-name="T4">9</text:span> if your class meets on Wednesday</text:p>
      <text:p text:style-name="P1"><text:s text:c="18"/>201<text:span text:style-name="T4">5</text:span>-Sep <text:span text:style-name="T4">10</text:span> if your class meets on Thursday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andscape" style:family="paragraph" style:parent-style-name="Standard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905cm" fo:margin-bottom="1.905cm" fo:margin-left="1.905cm" fo:margin-right="1.90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1.499cm" fo:margin-bottom="1.499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MyLandscap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1T17:33:12</meta:creation-date>
    <dc:date>2015-08-23T23:03:25.039209209</dc:date>
    <meta:editing-duration>PT3H8M30S</meta:editing-duration>
    <meta:editing-cycles>25</meta:editing-cycles>
    <meta:generator>LibreOffice/4.4.2.2$Linux_X86_64 LibreOffice_project/40m0$Build-2</meta:generator>
    <meta:print-date>2014-09-08T17:53:33</meta:print-date>
    <meta:document-statistic meta:table-count="0" meta:image-count="0" meta:object-count="0" meta:page-count="7" meta:paragraph-count="149" meta:word-count="1633" meta:character-count="9848" meta:non-whitespace-character-count="7921"/>
  </office:meta>
</office:document-meta>
</file>